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gex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text:span>Searches a set string or stream, using a pattern written according to the rules of the regular expression syntax.</text:span></text:p>

            
                <text:list xml:id="list_Regexp2" text:continue-numbering="true" text:continue-list="list_Regex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gexp6"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text:span>Regular expression used for searching.</text:span></text:p>,
                                            <text:list xml:id="list_Regexp7" text:continue-numbering="true" text:continue-list="list_Regexp6"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he text to be searched can be a string or a stream.</text:span></text:p>,
                                            <text:list xml:id="list_Regexp8" text:continue-numbering="true" text:continue-list="list_Regexp7"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ext:span>This option determines whether only the first occurrence of the pattern or every occurrence of the pattern is searched.</text:span></text:p>,
                                            <text:list xml:id="list_Regexp9" text:continue-numbering="true" text:continue-list="list_Regexp8"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ext:span>This option determines whether the search will be case sensitive or no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gexp10" text:continue-numbering="true" text:continue-list="list_Regex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gexp11" text:continue-numbering="true" text:continue-list="list_Regex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egexp12" text:continue-numbering="true" text:continue-list="list_Regex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egexp13" text:continue-numbering="true" text:continue-list="list_Regex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gexp14" text:continue-numbering="true" text:continue-list="list_Regex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Regexp3" text:continue-numbering="true" text:continue-list="list_Regexp2" text:style-name="Outline">
                    <text:list-item>
                        <text:list>
                            <text:list-item>
                                <text:h text:style-name="Heading_20_2" text:outline-level="2">Inputs</text:h>
                            </text:list-item>
                        </text:list>
                    </text:list-item>
                </text:list>

                
                            <text:list xml:id="list_Regex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 This input needs to be used once at the beginning.</text:span></text:p>,
                            <text:list xml:id="list_Regexp1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text:span>Use this input to get the next match.</text:span></text:p>,
                            <text:list xml:id="list_Regexp17"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text:span>Use this input when we want to stop further searching, after which the Flow execution will immediately continue through the </text:span><text:span text:style-name="backtick">done</text:span><text:span> output.</text:span></text:p>

            
                <text:list xml:id="list_Regexp4" text:continue-numbering="true" text:continue-list="list_Regexp3" text:style-name="Outline">
                    <text:list-item>
                        <text:list>
                            <text:list-item>
                                <text:h text:style-name="Heading_20_2" text:outline-level="2">Outputs</text:h>
                            </text:list-item>
                        </text:list>
                    </text:list-item>
                </text:list>

                
                            <text:list xml:id="list_Regexp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Regexp19"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text:span>Search match in the form of </text:span><text:span text:style-name="backtick">struct:$RegexpMatch</text:span><text:span> value is sent through this output. The </text:span><text:span text:style-name="backtick">$RegexpMatch</text:span><text:span> structure has the following fields:</text:span></text:p><text:p text:style-name="Standard"/><text:list xml:id="list_Regexp20" text:style-name="List_20_1">
                    <text:list-item>
                            <text:p text:style-name="List_20_1_20_Start">
                            <text:span><text:span text:style-name="backtick">index</text:span><text:span> (</text:span><text:span text:style-name="backtick">integer</text:span><text:span>) - The 0-based index of the match in the string.</text:span></text:span>
                            </text:p>
                        </text:list-item>
                        
<text:list-item>
                            <text:p text:style-name="List_20_1">
                            <text:span><text:span text:style-name="backtick">texts</text:span><text:span> (</text:span><text:span text:style-name="backtick">array:string</text:span><text:span>) - The array that has the matched text as the first item, and then one item for each </text:span>capturing group (<text:a xlink:type="simple" xlink:href="https://developer.mozilla.org/en-US/docs/Web/JavaScript/Guide/Regular_expressions/Groups_and_backreferences" text:style-name="Internet_20_link" text:visited-style-name="Visited_20_Internet_20_Link">link</text:a>)<text:span> of the matched text.</text:span></text:span>
                            </text:p>
                        </text:list-item>
                        
<text:list-item>
                            <text:p text:style-name="List_20_1_20_End">
                            <text:span><text:span text:style-name="backtick">indices</text:span><text:span> (</text:span><text:span text:style-name="backtick">array:array:integer</text:span><text:span>) - It is an array where each entry represents the bounds of a substring match. The index of each element in this array corresponds to the index of the respective substring match in the </text:span><text:span text:style-name="backtick">texts</text:span><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text:span></text:span>
                            </text:p>
                        </text:list-item>
                        
                </text:list>,
                            <text:list xml:id="list_Regexp21"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text:span>Flow execution continues through this output when the search is complete, i.e. there are no more matches.</text:span></text:p>


            
                    <text:list xml:id="list_Regexp5" text:continue-numbering="true" text:continue-list="list_Regexp4" text:style-name="Outline">
                        <text:list-item>
                            <text:list>
                                <text:list-item>
                                    <text:h text:style-name="Heading_20_2" text:outline-level="2">Examples</text:h>
                                </text:list-item>
                            </text:list>
                        </text:list-item>
                    </text:list>
                    <text:p text:style-name="Standard"/>
                    <text:list xml:id="list_Regexp22" text:style-name="List_20_1">
                    <text:list-item>
                            <text:p text:style-name="List_20_1_20_Start">
                            <text:span><text:span text:style-name="T1">RegExp String</text:span></text:span>
                            </text:p>
                        </text:list-item>
                        
<text:list-item>
                            <text:p text:style-name="List_20_1_20_End">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